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T1" style:family="text">
      <style:text-properties officeooo:rsid="000e0e52"/>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line-break/>Project Overview</text:h>
      <text:p text:style-name="Text_20_body">This project involves creating a landing page using Next.js, a modern web framework. The landing page will be designed to be both highly performant and accessible to users in multiple languages.</text:p>
      <text:h text:style-name="Heading_20_2" text:outline-level="2">Key Objectives</text:h>
      <text:list xml:id="list510853956" text:style-name="L1">
        <text:list-item>
          <text:p text:style-name="P1"><text:span text:style-name="Strong_20_Emphasis">Static Page Generation</text:span>:</text:p>
          <text:list>
            <text:list-item>
              <text:p text:style-name="P2"><text:span text:style-name="Strong_20_Emphasis">Purpose</text:span>: Ensure that the landing page loads quickly and performs well by pre-generating its HTML content.</text:p>
            </text:list-item>
            <text:list-item>
              <text:p text:style-name="P2"><text:span text:style-name="Strong_20_Emphasis">Outcome</text:span>: Users will experience fast load times and efficient page rendering since the content is generated in advance, rather than on the fly.</text:p>
            </text:list-item>
          </text:list>
        </text:list-item>
        <text:list-item>
          <text:p text:style-name="P1"><text:span text:style-name="Strong_20_Emphasis">Translation and Localization</text:span>:</text:p>
          <text:list>
            <text:list-item>
              <text:p text:style-name="P2"><text:span text:style-name="Strong_20_Emphasis">Purpose</text:span>: Provide content in multiple languages to cater to a diverse audience.</text:p>
            </text:list-item>
            <text:list-item>
              <text:p text:style-name="P1"><text:span text:style-name="Strong_20_Emphasis">Outcome</text:span>: Users will see the page content in their preferred language, improving accessibility and user experience.</text:p>
            </text:list-item>
          </text:list>
        </text:list-item>
      </text:list>
      <text:h text:style-name="Heading_20_2" text:outline-level="2">What We’re Doing</text:h>
      <text:list xml:id="list611599467" text:style-name="L2">
        <text:list-item>
          <text:p text:style-name="P3"><text:span text:style-name="Strong_20_Emphasis">Creating the Landing Page</text:span>:</text:p>
          <text:list>
            <text:list-item>
              <text:p text:style-name="P4">We’re building a landing page to showcase information or promote a product or service.</text:p>
            </text:list-item>
            <text:list-item>
              <text:p text:style-name="P4">The design and content of this page will be crafted to attract and engage visitors effectively.</text:p>
            </text:list-item>
          </text:list>
        </text:list-item>
        <text:list-item>
          <text:p text:style-name="P3"><text:span text:style-name="Strong_20_Emphasis">Pre-Generating HTML Pages</text:span>:</text:p>
          <text:list>
            <text:list-item>
              <text:p text:style-name="P4">We are setting up the page to be pre-generated at build time. This means that the page will be created as a static HTML file before it’s served to users, ensuring quick loading and high performance.</text:p>
            </text:list-item>
          </text:list>
        </text:list-item>
        <text:list-item>
          <text:p text:style-name="P3"><text:span text:style-name="Strong_20_Emphasis">Adding Multi-Language Support</text:span>:</text:p>
          <text:list>
            <text:list-item>
              <text:p text:style-name="P4">We will integrate translation features into the landing page, allowing users to view content in different languages.</text:p>
            </text:list-item>
            <text:list-item>
              <text:p text:style-name="P3">This involves setting up a system to manage and display content in various languages based on user preferences or location.</text:p>
            </text:list-item>
          </text:list>
        </text:list-item>
      </text:list>
      <text:h text:style-name="Heading_20_2" text:outline-level="2"/>
      <text:h text:style-name="Heading_20_2" text:outline-level="2">Summary</text:h>
      <text:p text:style-name="Text_20_body">The goal of this project is to create a high-performance, multilingual landing page that provides an excellent user experience by combining static page generation with advanced translation capabilities. This approach will ensure that users from around the world can access the content quickly and in their preferred language.</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59:44.761925677</meta:creation-date>
    <dc:date>2024-08-06T12:01:22.723763645</dc:date>
    <meta:editing-duration>PT1M38S</meta:editing-duration>
    <meta:editing-cycles>1</meta:editing-cycles>
    <meta:document-statistic meta:table-count="0" meta:image-count="0" meta:object-count="0" meta:page-count="2" meta:paragraph-count="20" meta:word-count="287" meta:character-count="1783" meta:non-whitespace-character-count="1529"/>
    <meta:generator>LibreOffice/7.3.7.2$Linux_X86_64 LibreOffice_project/30$Build-2</meta:generator>
  </office:meta>
</office:document-meta>
</file>